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72 Brand Variable" svg:font-family="'72 Brand Variable', Arial, Helvetica, sans-serif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6.247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variant="normal" fo:text-transform="none" fo:color="#000000" loext:opacity="100%" style:font-name="72 Brand Variable" fo:font-size="12pt" fo:letter-spacing="normal" fo:font-style="normal" fo:font-weight="bold" officeooo:paragraph-rsid="001215a4"/>
    </style:style>
    <style:style style:name="P2" style:family="paragraph" style:parent-style-name="Heading_20_3">
      <style:text-properties fo:font-variant="normal" fo:text-transform="none" fo:color="#000000" loext:opacity="100%" style:font-name="72 Brand Variable" fo:font-size="12pt" fo:letter-spacing="normal" fo:font-style="normal" fo:font-weight="bold" officeooo:paragraph-rsid="001215a4"/>
    </style:style>
    <style:style style:name="P3" style:family="paragraph" style:parent-style-name="Heading_20_3">
      <style:paragraph-properties fo:margin-left="0in" fo:margin-right="0in" fo:margin-top="0in" fo:margin-bottom="0.0972in" style:contextual-spacing="false" fo:line-height="110%" fo:orphans="2" fo:widows="2" fo:text-indent="0in" style:auto-text-indent="false"/>
      <style:text-properties fo:font-variant="normal" fo:text-transform="none" fo:color="#000000" loext:opacity="100%" style:font-name="72 Brand Variable" fo:font-size="12pt" fo:letter-spacing="normal" fo:font-style="normal" fo:font-weight="bold"/>
    </style:style>
    <style:style style:name="P4" style:family="paragraph" style:parent-style-name="Heading_20_3">
      <style:text-properties fo:font-variant="normal" fo:text-transform="none" fo:color="#000000" loext:opacity="100%" style:font-name="72 Brand Variable" fo:font-size="12pt" fo:letter-spacing="normal" fo:font-style="normal" fo:font-weight="bold" officeooo:rsid="001215a4" officeooo:paragraph-rsid="001215a4"/>
    </style:style>
    <style:style style:name="P5" style:family="paragraph" style:parent-style-name="Heading_20_3">
      <style:text-properties fo:font-variant="normal" fo:text-transform="none" fo:color="#000000" loext:opacity="100%" style:font-name="72 Brand Variable" fo:font-size="12pt" fo:letter-spacing="normal" fo:font-style="normal" fo:font-weight="bold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72 Brand Variable" fo:font-size="12pt" fo:letter-spacing="normal" fo:font-style="normal" fo:font-weight="normal"/>
    </style:style>
    <style:style style:name="P8" style:family="paragraph" style:parent-style-name="Text_20_body">
      <style:paragraph-properties fo:orphans="2" fo:widows="2" fo:text-indent="0in" style:auto-text-indent="false"/>
      <style:text-properties fo:font-variant="normal" fo:text-transform="none" fo:color="#000000" loext:opacity="100%" style:font-name="72 Brand Variable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100%" style:font-name="72 Brand Variable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line-height="150%" fo:orphans="2" fo:widows="2" fo:text-indent="0in" style:auto-text-indent="false"/>
      <style:text-properties fo:font-variant="normal" fo:text-transform="none" fo:color="#000000" loext:opacity="100%" style:font-name="72 Brand Variable" fo:font-size="12pt" fo:letter-spacing="normal" fo:font-style="normal" fo:font-weight="normal"/>
    </style:style>
    <style:style style:name="P11" style:family="paragraph" style:parent-style-name="Text_20_body">
      <style:text-properties fo:font-variant="normal" fo:text-transform="none" fo:color="#000000" loext:opacity="100%" style:font-name="72 Brand Variable" fo:font-size="12pt" fo:letter-spacing="normal" fo:font-style="normal" fo:font-weight="bold" officeooo:paragraph-rsid="001215a4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SAP-HANA</text:h>
      <text:h text:style-name="P2" text:outline-level="3">✅ <text:span text:style-name="Strong_20_Emphasis">Top SAP Courses for Financial Analysts</text:span></text:h>
      <text:h text:style-name="Heading_20_4" text:outline-level="4">1. <text:span text:style-name="Strong_20_Emphasis">SAP FI (Financial Accounting) – MOST IMPORTANT</text:span></text:h>
      <text:list text:style-name="L3">
        <text:list-item>
          <text:p text:style-name="P12"><text:span text:style-name="Strong_20_Emphasis">Why</text:span>: It’s the core module for financial transactions, accounting, and external reporting.</text:p>
        </text:list-item>
        <text:list-item>
          <text:p text:style-name="P12"><text:span text:style-name="Strong_20_Emphasis">Topics Covered</text:span>:</text:p>
          <text:list>
            <text:list-item>
              <text:p text:style-name="P12">General Ledger (G/L)</text:p>
            </text:list-item>
            <text:list-item>
              <text:p text:style-name="P12">Accounts Payable (AP)</text:p>
            </text:list-item>
            <text:list-item>
              <text:p text:style-name="P12">Accounts Receivable (AR)</text:p>
            </text:list-item>
            <text:list-item>
              <text:p text:style-name="P12">Asset Accounting (AA)</text:p>
            </text:list-item>
            <text:list-item>
              <text:p text:style-name="P12">Bank Accounting</text:p>
            </text:list-item>
          </text:list>
        </text:list-item>
        <text:list-item>
          <text:p text:style-name="P12"><text:span text:style-name="Strong_20_Emphasis">Best for</text:span>: Analysts working with balance sheets, income statements, and journal entries.</text:p>
        </text:list-item>
      </text:list>
      <text:h text:style-name="Heading_20_4" text:outline-level="4">2. <text:span text:style-name="Strong_20_Emphasis">SAP CO (Controlling)</text:span></text:h>
      <text:list text:style-name="L4">
        <text:list-item>
          <text:p text:style-name="P13"><text:span text:style-name="Strong_20_Emphasis">Why</text:span>: Focuses on internal cost management and profitability analysis.</text:p>
        </text:list-item>
        <text:list-item>
          <text:p text:style-name="P13"><text:span text:style-name="Strong_20_Emphasis">Topics Covered</text:span>:</text:p>
          <text:list>
            <text:list-item>
              <text:p text:style-name="P13">Cost Centers and Profit Centers</text:p>
            </text:list-item>
            <text:list-item>
              <text:p text:style-name="P13">Internal Orders</text:p>
            </text:list-item>
            <text:list-item>
              <text:p text:style-name="P13">Activity-Based Costing (ABC)</text:p>
            </text:list-item>
            <text:list-item>
              <text:p text:style-name="P13">Product Costing</text:p>
            </text:list-item>
          </text:list>
        </text:list-item>
        <text:list-item>
          <text:p text:style-name="P13"><text:span text:style-name="Strong_20_Emphasis">Best for</text:span>: Budgeting, forecasting, and financial planning analysts.</text:p>
        </text:list-item>
      </text:list>
      <text:h text:style-name="Heading_20_4" text:outline-level="4">3. <text:span text:style-name="Strong_20_Emphasis">SAP S/4HANA for Financial Accounting</text:span></text:h>
      <text:list text:style-name="L5">
        <text:list-item>
          <text:p text:style-name="P14"><text:span text:style-name="Strong_20_Emphasis">Why</text:span>: S/4HANA is the latest ERP suite. Learning its <text:span text:style-name="Strong_20_Emphasis">Finance module</text:span> gives you an edge with modern implementations.</text:p>
        </text:list-item>
        <text:list-item>
          <text:p text:style-name="P14"><text:span text:style-name="Strong_20_Emphasis">Includes</text:span>: Real-time reporting, Universal Journal, embedded analytics.</text:p>
        </text:list-item>
      </text:list>
      <text:h text:style-name="Heading_20_4" text:outline-level="4">4. <text:span text:style-name="Strong_20_Emphasis">SAP Fiori for Finance</text:span></text:h>
      <text:list text:style-name="L6">
        <text:list-item>
          <text:p text:style-name="P15"><text:span text:style-name="Strong_20_Emphasis">Why</text:span>: Learn how to use modern SAP interfaces and dashboards used by analysts.</text:p>
        </text:list-item>
        <text:list-item>
          <text:p text:style-name="P15"><text:span text:style-name="Strong_20_Emphasis">Includes</text:span>: Fiori apps for managing accounts, reports, and KPIs.</text:p>
        </text:list-item>
      </text:list>
      <text:h text:style-name="Heading_20_4" text:outline-level="4">5. <text:span text:style-name="Strong_20_Emphasis">SAP Analytics Cloud (SAC)</text:span></text:h>
      <text:list text:style-name="L7">
        <text:list-item>
          <text:p text:style-name="P16"><text:span text:style-name="Strong_20_Emphasis">Why</text:span>: Designed for business intelligence, data analysis, and planning.</text:p>
        </text:list-item>
        <text:list-item>
          <text:p text:style-name="P16"><text:span text:style-name="Strong_20_Emphasis">Best for</text:span>: Analysts who work with dashboards, visualization, or predictive insights.</text:p>
        </text:list-item>
      </text:list>
      <text:p text:style-name="Horizontal_20_Line"/>
      <text:h text:style-name="Heading_20_3" text:outline-level="3"><text:soft-page-break/>🎓 Recommended Learning Platforms</text:h>
      <text:list text:style-name="L8">
        <text:list-item>
          <text:p text:style-name="P17"><text:span text:style-name="Strong_20_Emphasis">openSAP</text:span> (Free official SAP learning platform)</text:p>
        </text:list-item>
        <text:list-item>
          <text:p text:style-name="P17"><text:span text:style-name="Strong_20_Emphasis">SAP Learning Hub</text:span> (Paid, but in-depth)</text:p>
        </text:list-item>
        <text:list-item>
          <text:p text:style-name="P17"><text:span text:style-name="Strong_20_Emphasis">Coursera/Udemy</text:span>:</text:p>
          <text:list>
            <text:list-item>
              <text:p text:style-name="P17">“SAP FICO (Financial Accounting &amp; Controlling)”</text:p>
            </text:list-item>
            <text:list-item>
              <text:p text:style-name="P17">“SAP S/4HANA Finance for Beginners”</text:p>
            </text:list-item>
          </text:list>
        </text:list-item>
        <text:list-item>
          <text:p text:style-name="P17"><text:span text:style-name="Strong_20_Emphasis">YouTube</text:span> – For overviews and free tutorials.</text:p>
        </text:list-item>
      </text:list>
      <text:p text:style-name="Horizontal_20_Line"/>
      <text:h text:style-name="Heading_20_3" text:outline-level="3">🎯 Suggested Learning Path (Entry-Level)</text:h>
      <text:list text:style-name="L9">
        <text:list-item>
          <text:p text:style-name="P18"><text:span text:style-name="Strong_20_Emphasis">Start with SAP FI</text:span> – Understand core financial processes.</text:p>
        </text:list-item>
        <text:list-item>
          <text:p text:style-name="P18"><text:span text:style-name="Strong_20_Emphasis">Add SAP CO</text:span> – Learn cost tracking and budgeting.</text:p>
        </text:list-item>
        <text:list-item>
          <text:p text:style-name="P18"><text:span text:style-name="Strong_20_Emphasis">Explore SAP S/4HANA Finance</text:span> – For modern ERP exposure.</text:p>
        </text:list-item>
        <text:list-item>
          <text:p text:style-name="P18"><text:span text:style-name="Strong_20_Emphasis">Learn basic reporting using Fiori or SAC</text:span>.</text:p>
        </text:list-item>
      </text:list>
      <text:p text:style-name="P11"/>
      <text:h text:style-name="P1" text:outline-level="2">🎯 Recommended SAP Learning Courses &amp; Microlearning:</text:h>
      <text:h text:style-name="Heading_20_3" text:outline-level="3">1. <text:span text:style-name="Strong_20_Emphasis">SAP S/4HANA Finance – Functional Overview</text:span></text:h>
      <text:p text:style-name="Text_20_body">Join a learning journey that explains the key finance modules in S/4HANA, including the Universal Journal, GL, AP, AR, and Asset Accounting.</text:p>
      <text:h text:style-name="Heading_20_3" text:outline-level="3">2. <text:span text:style-name="Strong_20_Emphasis">Financial Accounting &amp; Controlling (FICO)</text:span></text:h>
      <text:p text:style-name="Text_20_body">Focus on delivering an understanding of SAP FI and SAP CO, which are fundamental for financial reporting, budgeting, cost tracking, and profitability analysis.</text:p>
      <text:h text:style-name="Heading_20_3" text:outline-level="3">3. <text:span text:style-name="Strong_20_Emphasis">Microlearning Videos on Key Topics</text:span></text:h>
      <text:p text:style-name="Text_20_body">Short, focused videos on specific finance tasks in SAP S/4HANA:</text:p>
      <text:list text:style-name="L10">
        <text:list-item>
          <text:p text:style-name="P19"><text:span text:style-name="Strong_20_Emphasis">Bank statement reprocessing</text:span></text:p>
        </text:list-item>
        <text:list-item>
          <text:p text:style-name="P19"><text:span text:style-name="Strong_20_Emphasis">Supplier financing workflows</text:span></text:p>
        </text:list-item>
        <text:list-item>
          <text:p text:style-name="P19"><text:span text:style-name="Strong_20_Emphasis">Asset valuation and reclassification</text:span></text:p>
        </text:list-item>
        <text:list-item>
          <text:p text:style-name="P19"><text:span text:style-name="Strong_20_Emphasis">Budget handling in SAP Portfolio &amp; Project Management</text:span> <text:a xlink:type="simple" xlink:href="https://microlearning.opensap.com/tag?tagid=finance&amp;utm_source=chatgpt.com" office:target-frame-name="_blank" xlink:show="new" text:style-name="Internet_20_link" text:visited-style-name="Visited_20_Internet_20_Link">Reddit+2Microlearning+2oeclass.com+2</text:a><text:a xlink:type="simple" xlink:href="https://microlearning.opensap.com/tag?tagid=financial&amp;utm_source=chatgpt.com" office:target-frame-name="_blank" xlink:show="new" text:style-name="Internet_20_link" text:visited-style-name="Visited_20_Internet_20_Link">Microlearning</text:a></text:p>
        </text:list-item>
      </text:list>
      <text:p text:style-name="Horizontal_20_Line"/>
      <text:h text:style-name="Heading_20_2" text:outline-level="2"><text:soft-page-break/>🧭 Learning Path for Financial Analys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Topic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Overview of S/4HANA Finance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Detailed SAP FICO modules (FI: GL, AR, AP, AA; CO: cost centers, product costing)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Hands-on simulation/trial on SAP BTP or sandbox environment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Microlearning modules for deeper finance tasks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Explore SAP Analytics Cloud (SAC) basics for dashboards &amp; reporting</text:p>
          </table:table-cell>
        </table:table-row>
      </table:table>
      <text:p text:style-name="P11"/>
      <text:h text:style-name="P2" text:outline-level="3">OveOverview</text:h>
      <text:p text:style-name="P7">This course focuses on the functional aspects of converting a system to SAP S/4HANA. It is brought to you by the SAP S/4HANA Regional Implementation Group and covers project management, finance-related conversion topics, business partner and customer/vendor integration, and logistics. Topics include SAP's methodology and tools, mandatory activities for a successful conversion, employee synchronization, MRP lists and areas, and output and settlement management.</text:p>
      <text:h text:style-name="P3" text:outline-level="3">Learning objectives</text:h>
      <text:p text:style-name="P7">After completing this course, business users, consultants, and architects will be able to:</text:p>
      <text:list text:style-name="L2">
        <text:list-item>
          <text:p text:style-name="P9">Understand the project management aspects of an SAP S/4HANA conversion project.</text:p>
        </text:list-item>
        <text:list-item>
          <text:p text:style-name="P9">Utilize SAP's methodology and tools for planning a project.</text:p>
        </text:list-item>
        <text:list-item>
          <text:p text:style-name="P9">Identify the mandatory activities for successful Finance-related conversion in SAP S/4HANA.</text:p>
        </text:list-item>
        <text:list-item>
          <text:p text:style-name="P9">Implement business partner and customer/vendor integration in SAP S/4HANA, including employee synchronization and accelerators for CVI synchronization.</text:p>
        </text:list-item>
        <text:list-item>
          <text:p text:style-name="P9">Apply MRP concepts in SAP S/4HANA, including understanding MRP lists and MRP areas.</text:p>
        </text:list-item>
        <text:list-item>
          <text:p text:style-name="P9">Manage Output Management and Settlement Management in SAP S/4HANA.</text:p>
        </text:list-item>
      </text:list>
      <text:h text:style-name="P2" text:outline-level="3">rview</text:h>
      <text:p text:style-name="P7">This course focuses on the functional aspects of converting a system to SAP S/4HANA. It is brought to you by the SAP S/4HANA Regional Implementation Group and covers project management, finance-related conversion topics, business partner and customer/vendor integration, and logistics. Topics include SAP's methodology and tools, mandatory activities for a successful conversion, employee synchronization, MRP lists and areas, and output and settlement management.</text:p>
      <text:h text:style-name="P3" text:outline-level="3"><text:soft-page-break/>Learning objectives</text:h>
      <text:p text:style-name="P7">After completing this course, business users, consultants, and architects will be able to:</text:p>
      <text:list text:style-name="L1">
        <text:list-item>
          <text:p text:style-name="P10">Understand the project management aspects of an SAP S/4HANA conversion project.</text:p>
        </text:list-item>
        <text:list-item>
          <text:p text:style-name="P10">Utilize SAP's methodology and tools for planning a project.</text:p>
        </text:list-item>
        <text:list-item>
          <text:p text:style-name="P10">Identify the mandatory activities for successful Finance-related conversion in SAP S/4HANA.</text:p>
        </text:list-item>
        <text:list-item>
          <text:p text:style-name="P10">Implement business partner and customer/vendor integration in SAP S/4HANA, including employee synchronization and accelerators for CVI synchronization.</text:p>
        </text:list-item>
        <text:list-item>
          <text:p text:style-name="P10">Apply MRP concepts in SAP S/4HANA, including understanding MRP lists and MRP areas.</text:p>
        </text:list-item>
        <text:list-item>
          <text:p text:style-name="P10">Manage Output Management and Settlement Management in SAP S/4HANA.</text:p>
        </text:list-item>
      </text:list>
      <text:p text:style-name="P6"/>
      <text:h text:style-name="P5" text:outline-level="3">Overview</text:h>
      <text:p text:style-name="P8">This learning journey will guide you through core financial concepts and business processes in SAP S/4HANA.</text:p>
      <text:h text:style-name="P3" text:outline-level="3">Learning objectives</text:h>
      <text:p text:style-name="P7">After completing this learning journey, business users will be able to describe the key functional areas of SAP S/4HANA Finance. You will  be able to perform selected business processes in Financial Accounting, Management Accounting, and Treasury Management, and describe the integration between these areas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72 Brand Variable" svg:font-family="'72 Brand Variable', Arial, Helvetica, sans-serif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09:42:04.556048866</meta:creation-date>
    <dc:date>2025-07-24T11:03:12.522272889</dc:date>
    <meta:editing-duration>PT1H21M9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4" meta:paragraph-count="88" meta:word-count="805" meta:character-count="5480" meta:non-whitespace-character-count="4803"/>
  </office:meta>
</office:document-meta>
</file>